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ndale Mono" svg:font-family="'Andale Mono', Monaco, Courier, monospace"/>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Preformatted_20_Text" style:list-style-name="L1"/>
    <style:style style:name="P4" style:family="paragraph" style:parent-style-name="Preformatted_20_Text" style:list-style-name="L1">
      <style:text-properties fo:font-variant="normal" fo:text-transform="none" fo:color="#000000" style:font-name="Andale Mono" fo:letter-spacing="normal" fo:font-style="normal" fo:font-weight="normal"/>
    </style:style>
    <style:style style:name="P5" style:family="paragraph" style:parent-style-name="Standard" style:list-style-name="L1"/>
    <style:style style:name="T1" style:family="text">
      <style:text-properties fo:font-style="italic"/>
    </style:style>
    <style:style style:name="T2" style:family="text">
      <style:text-properties style:font-style-asian="italic" style:font-style-complex="italic"/>
    </style:style>
    <style:style style:name="T3" style:family="text">
      <style:text-properties fo:font-variant="normal" fo:text-transform="none" fo:color="#000000" style:font-name="Andale Mono" fo:letter-spacing="normal" fo:font-style="normal" fo:font-weight="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uskyMaps</text:p>
      <text:p text:style-name="P1">Version: 1.0, 12/09/2010</text:p>
      <text:p text:style-name="P1">A complete software project for CSE331</text:p>
      <text:p text:style-name="P1">Author: <text:s/>David Mailhot</text:p>
      <text:p text:style-name="P1"/>
      <text:list xml:id="list1298420856" text:style-name="L1">
        <text:list-item>
          <text:p text:style-name="P5">Requirements</text:p>
          <text:list>
            <text:list-item>
              <text:p text:style-name="P5">Overview</text:p>
              <text:list>
                <text:list-header>
                  <text:p text:style-name="P5">Husky Maps is a java application to produce street travel directions from one address to another. <text:s/>It operates over a user-chosen geographic database of streets. <text:s/>The user specifies addresses and additional options and the application displays results in street-by-street directions form. <text:s/>It includes two interfaces: <text:s/>a command line interface that only displays the result street-by-street directions, as well as a GUI interface that has the additional feature of showing your route graphically with a map viewing tool.</text:p>
                  <text:p text:style-name="P5"/>
                  <text:p text:style-name="P5">The street-by-street directions are a series of one line instructions describing what street to travel on, how long to travel for, and how to make your turn onto the next street in the sequence.</text:p>
                  <text:p text:style-name="P5"/>
                  <text:p text:style-name="P5">The graphical map view provides a visual representation of the route to follow with all other nearby streets displayed for context. <text:s/>There are a number of viewing tools available to the user.</text:p>
                  <text:p text:style-name="P5"/>
                  <text:p text:style-name="P5">The database type must be in the form of a 'Tiger Database'.</text:p>
                  <text:p text:style-name="P5"/>
                </text:list-header>
              </text:list>
              <text:p text:style-name="P5"/>
            </text:list-item>
            <text:list-item>
              <text:p text:style-name="P5">User Manual</text:p>
              <text:list>
                <text:list-header>
                  <text:p text:style-name="P5">Husky Maps supports both a command line interface ( verified only for Unix systems ) as well as a GUI interface. <text:s/>To run this program, Java 6 (v1.6.0) or later must be installed. <text:s text:c="2"/></text:p>
                  <text:p text:style-name="P5"/>
                </text:list-header>
                <text:list-item>
                  <text:p text:style-name="P5">Command Line Interface</text:p>
                  <text:p text:style-name="P5">The program can be invoked from the command line. <text:s/>Move to the directory <text:s/>“/homes/iws/djmail/workspace/cse331/bin/” and execute with the following command:</text:p>
                  <text:p text:style-name="P4"/>
                  <text:list>
                    <text:list-header>
                      <text:p text:style-name="P4">java ps6.TextUI <text:span text:style-name="T1">database-directory zipcode1 zipcode2 ... zipcodeN</text:span></text:p>
                    </text:list-header>
                  </text:list>
                  <text:p text:style-name="P5"/>
                  <text:p text:style-name="P5">The first argument 'database-directory' is the database to operate over, and additional arguments are any zipcodes to filter searches over (increases performance). <text:s/>Leave blank if the entire database is desired. <text:s/>The system will output an error if given a bad database path. <text:s/>Alternatively, you can invoke additional environment variables with flags. <text:s/>To display your options, use the command:</text:p>
                  <text:p text:style-name="P5"/>
                  <text:list text:continue-numbering="true">
                    <text:list-header>
                      <text:p text:style-name="P3">java ps7.TextUI -h</text:p>
                    </text:list-header>
                  </text:list>
                  <text:p text:style-name="P5"/>
                  <text:p text:style-name="P5">This will output a list of flags that can be invoked to turn on certain features of HuskyMaps, listed below:</text:p>
                  <text:list text:continue-numbering="true">
                    <text:list-header>
                      <text:p text:style-name="P3"/>
                      <text:p text:style-name="P3">-<text:span text:style-name="T3">F to turn on fractional distance, -f to turn off </text:span></text:p>
                      <text:p text:style-name="P4">-I to turn on intersection traversal, -i to turn off </text:p>
                      <text:p text:style-name="P4">-C to turn on street classification, -c to turn off </text:p>
                    </text:list-header>
                  </text:list>
                  <text:p text:style-name="P5"><text:soft-page-break/></text:p>
                  <text:p text:style-name="P5">Entering the program, the user is then prompted for their start and end address selections and the additional option of driving- or walking-directions. <text:s/>An address consists of 1) an address number, 2) a street name, and 3) a zipcode. <text:s/>The system then outputs a list of sequential navigational instructions, at which point it immediately returns to the input selection mode. <text:s/>If the user specifies a part of an address that is not found in the database ( due to a typo or a gap in the database ) the system will output an appropriate error message and immediately terminate. <text:s/>To exit the program normally, specify “-1” as the starting address number, like so:</text:p>
                  <text:p text:style-name="P5"/>
                  <text:list text:continue-numbering="true">
                    <text:list-header>
                      <text:p text:style-name="P4">starting number? <text:span text:style-name="T2">-1</text:span></text:p>
                    </text:list-header>
                  </text:list>
                  <text:p text:style-name="P5"/>
                  <text:p text:style-name="P5"/>
                </text:list-item>
                <text:list-item>
                  <text:p text:style-name="P5">GUI Interface</text:p>
                  <text:p text:style-name="P5">The program can also be run as a graphical java application. <text:s/>To start, open the program file ps7.GraphicUI.java in a standard programming IDE (e.g. eclipse). <text:s/>Select 'Compile and Build' and the GUI interface should start. <text:s/>If problems with java dependencies arise, all needed compiled files are contained in “/homes/iws/djmail/workspace/cse331/bin/” on the attu server of CSE. <text:s/>To run the GUI from the command line, cd to the above directory and type the following command:</text:p>
                  <text:p text:style-name="P5"/>
                  <text:list>
                    <text:list-header>
                      <text:p text:style-name="P3">java ps7.GraphicUI -h</text:p>
                      <text:p text:style-name="P3"/>
                    </text:list-header>
                  </text:list>
                  <text:p text:style-name="P5">This will output a list of flags that can be invoked to turn on certain features of HuskyMaps, listed below:</text:p>
                  <text:list text:continue-numbering="true">
                    <text:list-header>
                      <text:p text:style-name="P3"/>
                      <text:p text:style-name="P3">-<text:span text:style-name="T3">F to turn on fractional distance, -f to turn off </text:span></text:p>
                      <text:p text:style-name="P4">-I to turn on intersection traversal, -i to turn off </text:p>
                      <text:p text:style-name="P4">-C to turn on street classification, -c to turn off </text:p>
                    </text:list-header>
                  </text:list>
                  <text:p text:style-name="P5"/>
                  <text:p text:style-name="P5">When application window starts, the user will be prompted for a database source file path. <text:s/>(Note that the file path is recognized only for Unix file systems.) <text:s/>The user can also decide to filter zipcodes. <text:s/>The correct format of zipcode selection is any number of 5 digit zipcodes, separated by commas (This format is also indicated by temporary grey text in the input field). <text:s/>Correct zipcode format <text:s/>To proceed, after all options are chosen, click 'Load Database'. <text:s/>(If zipcodes are formatted incorrectly, or a database cannot be found, the appropriate error message will be indicated on the 'Load Database' button, as well as in the 'Results' text output panel)</text:p>
                  <text:p text:style-name="P5"/>
                  <text:p text:style-name="P5">Upon successful database loading, the user interface will switch to the address-selection screen. <text:s/>Here the user can specify a start address and a destination address. <text:s/>Each address is entered as a single line: <text:s/>address number, street name, zipcode (This format is also indicated by temporary grey text in the input field). <text:s/>To find directions and generate a map view of your completed address selection, click 'Find Directions'. (If addresses are formatted incorrectly, or an address cannot be found, the appropriate error message will be indicated in the 'Results' text output panel)</text:p>
                  <text:p text:style-name="P5"/>
                  <text:p text:style-name="P5">(Note: <text:s/>If at any time the user wishes to change the database, simply click on the 'Select Database' button at the top right. <text:s/>This choice is not one-way. <text:s/>Upon returning to the database-select screen, the user can return to the address-selection over the most recent <text:soft-page-break/>database by clicking the 'Back to Current' button in the top right.)</text:p>
                  <text:p text:style-name="P5"/>
                  <text:p text:style-name="P5">When the 'Find Directions' button is clicked, the navigational instructions will appear in the 'Results' text panel. <text:s/>Additionally, a Map View window will be generated, graphically showing the geographic area of <text:s/>streets around the route to be taken, with the route itself highlighted. <text:s/>Map viewing options can be selected at will by the user. <text:s/>Because the graphics of the map are not at all permanent nor sticky, click the 'Refresh Map' button to regenerate the map.</text:p>
                  <text:p text:style-name="P5"/>
                  <text:p text:style-name="P5"/>
                </text:list-item>
              </text:list>
            </text:list-item>
            <text:list-item>
              <text:p text:style-name="P5">Performance</text:p>
              <text:list>
                <text:list-header>
                  <text:p text:style-name="P5">The resources required by Husky Maps is non-trivial. <text:s/>Reading all street data from a database takes some time. <text:s/>Large databases (such as the whole of King county, WA) takes a little under 10 seconds to process. <text:s/>Larger databases will obviously take longer. Additionally a substantial amount of system memory must be used by the application. <text:s/>Plan on using Husky Maps with a minimum of accompanying programs.</text:p>
                  <text:p text:style-name="P5"/>
                </text:list-header>
              </text:list>
            </text:list-item>
            <text:list-item>
              <text:p text:style-name="P5">Problem Analysis</text:p>
            </text:list-item>
          </text:list>
        </text:list-item>
        <text:list-item>
          <text:p text:style-name="P5">Design</text:p>
          <text:list>
            <text:list-item>
              <text:p text:style-name="P5">Overview</text:p>
            </text:list-item>
            <text:list-item>
              <text:p text:style-name="P5">Runtime Structure</text:p>
            </text:list-item>
            <text:list-item>
              <text:p text:style-name="P5">Module Structure</text:p>
            </text:list-item>
          </text:list>
        </text:list-item>
        <text:list-item>
          <text:p text:style-name="P5">Testing</text:p>
          <text:list>
            <text:list-item>
              <text:p text:style-name="P5">Strategy</text:p>
            </text:list-item>
            <text:list-item>
              <text:p text:style-name="P5">Test Results</text:p>
            </text:list-item>
          </text:list>
        </text:list-item>
        <text:list-item>
          <text:p text:style-name="P5">Reflection</text:p>
          <text:list>
            <text:list-item>
              <text:p text:style-name="P5">Evaluation</text:p>
            </text:list-item>
            <text:list-item>
              <text:p text:style-name="P5">Lessons</text:p>
            </text:list-item>
            <text:list-item>
              <text:p text:style-name="P5">Known Bugs and Limitations</text:p>
            </text:list-item>
          </text:list>
        </text:list-item>
        <text:list-item>
          <text:p text:style-name="P5">Appendix</text:p>
          <text:list>
            <text:list-item>
              <text:p text:style-name="P5">Formats</text:p>
            </text:list-item>
            <text:list-item>
              <text:p text:style-name="P5">Module Specification</text:p>
            </text:list-item>
            <text:list-item>
              <text:p text:style-name="P5">Test Cases</text:p>
            </text:list-item>
          </text:list>
          <text:p text:style-name="P5"/>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ndale Mono" svg:font-family="'Andale Mono', Monaco, Courier, monospace"/>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11T19:49:51</meta:creation-date>
    <meta:generator>OpenOffice.org/3.2$Linux OpenOffice.org_project/320m18$Build-9502</meta:generator>
    <dc:date>2010-12-12T19:55:36</dc:date>
    <meta:editing-duration>PT02H10M20S</meta:editing-duration>
    <meta:editing-cycles>27</meta:editing-cycles>
    <meta:document-statistic meta:table-count="0" meta:image-count="0" meta:object-count="0" meta:page-count="3" meta:paragraph-count="52" meta:word-count="1040" meta:character-count="6355"/>
  </office:meta>
</office:document-meta>
</file>